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2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I OPEN DE ALA DELTA DE PEDRO BERNARDO - BALIZ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ombre Corto</text:p>
          </table:table-cell>
          <table:table-cell office:value-type="string">
            <text:p>Descripción</text:p>
          </table:table-cell>
          <table:table-cell/>
          <table:table-cell office:value-type="string">
            <text:p>LAT[º]</text:p>
          </table:table-cell>
          <table:table-cell office:value-type="string">
            <text:p>LON[º]</text:p>
          </table:table-cell>
          <table:table-cell office:value-type="string">
            <text:p>Altura[m]</text:p>
          </table:table-cell>
        </table:table-row>
        <table:table-row table:style-name="ro1">
          <table:table-cell office:value-type="string">
            <text:p>B07080</text:p>
          </table:table-cell>
          <table:table-cell office:value-type="string">
            <text:p>1 ABANTERA</text:p>
          </table:table-cell>
          <table:table-cell/>
          <table:table-cell office:value-type="string">
            <text:p>40º12.638'N</text:p>
          </table:table-cell>
          <table:table-cell office:value-type="string">
            <text:p>004º57.779'W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B59070</text:p>
          </table:table-cell>
          <table:table-cell office:value-type="string">
            <text:p>1 ABANTERA CRUCE</text:p>
          </table:table-cell>
          <table:table-cell/>
          <table:table-cell office:value-type="string">
            <text:p>40º12.457'N</text:p>
          </table:table-cell>
          <table:table-cell office:value-type="string">
            <text:p>005º01.117'W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B20062</text:p>
          </table:table-cell>
          <table:table-cell office:value-type="string">
            <text:p>1 ADRADA CASTILLO</text:p>
          </table:table-cell>
          <table:table-cell/>
          <table:table-cell office:value-type="string">
            <text:p>40º17.849'N</text:p>
          </table:table-cell>
          <table:table-cell office:value-type="string">
            <text:p>004º38.465'W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string">
            <text:p>B30140</text:p>
          </table:table-cell>
          <table:table-cell office:value-type="string">
            <text:p>1 ADRADA TERMICA</text:p>
          </table:table-cell>
          <table:table-cell/>
          <table:table-cell office:value-type="string">
            <text:p>40º19.381'N</text:p>
          </table:table-cell>
          <table:table-cell office:value-type="string">
            <text:p>004º37.565'W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B98052</text:p>
          </table:table-cell>
          <table:table-cell office:value-type="string">
            <text:p>1 ALDEA ARANGO</text:p>
          </table:table-cell>
          <table:table-cell/>
          <table:table-cell office:value-type="string">
            <text:p>40º06.000'N</text:p>
          </table:table-cell>
          <table:table-cell office:value-type="string">
            <text:p>004º58.600'W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string">
            <text:p>B41070</text:p>
          </table:table-cell>
          <table:table-cell office:value-type="string">
            <text:p>1 ARENAS SAN PEDRO</text:p>
          </table:table-cell>
          <table:table-cell/>
          <table:table-cell office:value-type="string">
            <text:p>40º12.563'N</text:p>
          </table:table-cell>
          <table:table-cell office:value-type="string">
            <text:p>005º04.813'W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A13078</text:p>
          </table:table-cell>
          <table:table-cell office:value-type="string">
            <text:p>1 AT ALMENDRAL CAÑADA</text:p>
          </table:table-cell>
          <table:table-cell/>
          <table:table-cell office:value-type="string">
            <text:p>40º10.969'N</text:p>
          </table:table-cell>
          <table:table-cell office:value-type="string">
            <text:p>004º43.912'W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A43052</text:p>
          </table:table-cell>
          <table:table-cell office:value-type="string">
            <text:p>1 AT ALMOROX</text:p>
          </table:table-cell>
          <table:table-cell/>
          <table:table-cell office:value-type="string">
            <text:p>40º12.697'N</text:p>
          </table:table-cell>
          <table:table-cell office:value-type="string">
            <text:p>004º23.205'W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string">
            <text:p>A10045</text:p>
          </table:table-cell>
          <table:table-cell office:value-type="string">
            <text:p>1 AT BUENAVENTURA</text:p>
          </table:table-cell>
          <table:table-cell/>
          <table:table-cell office:value-type="string">
            <text:p>40º10.818'N</text:p>
          </table:table-cell>
          <table:table-cell office:value-type="string">
            <text:p>004º51.231'W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string">
            <text:p>A22038</text:p>
          </table:table-cell>
          <table:table-cell office:value-type="string">
            <text:p>1 AT CANDELEDA</text:p>
          </table:table-cell>
          <table:table-cell/>
          <table:table-cell office:value-type="string">
            <text:p>40º07.641'N</text:p>
          </table:table-cell>
          <table:table-cell office:value-type="string">
            <text:p>005º13.537'W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A11037</text:p>
          </table:table-cell>
          <table:table-cell office:value-type="string">
            <text:p>1 AT CAZALEGAS</text:p>
          </table:table-cell>
          <table:table-cell/>
          <table:table-cell office:value-type="string">
            <text:p>39º59.597'N</text:p>
          </table:table-cell>
          <table:table-cell office:value-type="string">
            <text:p>004º44.499'W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A15041</text:p>
          </table:table-cell>
          <table:table-cell office:value-type="string">
            <text:p>1 AT CRUCE ASP TAL</text:p>
          </table:table-cell>
          <table:table-cell/>
          <table:table-cell office:value-type="string">
            <text:p>40º10.822'N</text:p>
          </table:table-cell>
          <table:table-cell office:value-type="string">
            <text:p>005º02.376'W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string">
            <text:p>A03070</text:p>
          </table:table-cell>
          <table:table-cell office:value-type="string">
            <text:p>1 AT IGLESUELA</text:p>
          </table:table-cell>
          <table:table-cell/>
          <table:table-cell office:value-type="string">
            <text:p>40º13.760'N</text:p>
          </table:table-cell>
          <table:table-cell office:value-type="string">
            <text:p>004º45.092'W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A06043</text:p>
          </table:table-cell>
          <table:table-cell office:value-type="string">
            <text:p>1 AT IGLESUELA AERODROMO</text:p>
          </table:table-cell>
          <table:table-cell/>
          <table:table-cell office:value-type="string">
            <text:p>40º14.814'N</text:p>
          </table:table-cell>
          <table:table-cell office:value-type="string">
            <text:p>004º47.377'W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string">
            <text:p>A14049</text:p>
          </table:table-cell>
          <table:table-cell office:value-type="string">
            <text:p>1 AT MAQUEDA GASOLINERA</text:p>
          </table:table-cell>
          <table:table-cell/>
          <table:table-cell office:value-type="string">
            <text:p>40º04.696'N</text:p>
          </table:table-cell>
          <table:table-cell office:value-type="string">
            <text:p>004º22.811'W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string">
            <text:p>A04058</text:p>
          </table:table-cell>
          <table:table-cell office:value-type="string">
            <text:p>1 AT MARRUPE CRUCE</text:p>
          </table:table-cell>
          <table:table-cell/>
          <table:table-cell office:value-type="string">
            <text:p>40º05.321'N</text:p>
          </table:table-cell>
          <table:table-cell office:value-type="string">
            <text:p>004º47.707'W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A07055</text:p>
          </table:table-cell>
          <table:table-cell office:value-type="string">
            <text:p>1 AT MONTESCLAROS</text:p>
          </table:table-cell>
          <table:table-cell/>
          <table:table-cell office:value-type="string">
            <text:p>40º06.625'N</text:p>
          </table:table-cell>
          <table:table-cell office:value-type="string">
            <text:p>004º56.467'W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A24067</text:p>
          </table:table-cell>
          <table:table-cell office:value-type="string">
            <text:p>1 AT NAVAHONDILLA urb</text:p>
          </table:table-cell>
          <table:table-cell/>
          <table:table-cell office:value-type="string">
            <text:p>40º20.159'N</text:p>
          </table:table-cell>
          <table:table-cell office:value-type="string">
            <text:p>004º28.205'W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A18075</text:p>
          </table:table-cell>
          <table:table-cell office:value-type="string">
            <text:p>1 AT NAVAMORCUENDE</text:p>
          </table:table-cell>
          <table:table-cell/>
          <table:table-cell office:value-type="string">
            <text:p>40º09.520'N</text:p>
          </table:table-cell>
          <table:table-cell office:value-type="string">
            <text:p>004º47.669'W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A08037</text:p>
          </table:table-cell>
          <table:table-cell office:value-type="string">
            <text:p>1 AT OROPESA</text:p>
          </table:table-cell>
          <table:table-cell/>
          <table:table-cell office:value-type="string">
            <text:p>39º55.903'N</text:p>
          </table:table-cell>
          <table:table-cell office:value-type="string">
            <text:p>005º09.747'W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A01044</text:p>
          </table:table-cell>
          <table:table-cell office:value-type="string">
            <text:p>1 AT PEDRO BERNARDO</text:p>
          </table:table-cell>
          <table:table-cell/>
          <table:table-cell office:value-type="string">
            <text:p>40º13.704'N</text:p>
          </table:table-cell>
          <table:table-cell office:value-type="string">
            <text:p>004º52.880'W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A02068</text:p>
          </table:table-cell>
          <table:table-cell office:value-type="string">
            <text:p>1 AT PIEDRALAVES</text:p>
          </table:table-cell>
          <table:table-cell/>
          <table:table-cell office:value-type="string">
            <text:p>40º18.373'N</text:p>
          </table:table-cell>
          <table:table-cell office:value-type="string">
            <text:p>004º41.099'W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string">
            <text:p>A12051</text:p>
          </table:table-cell>
          <table:table-cell office:value-type="string">
            <text:p>1 AT PUEBLA MONTALVAN</text:p>
          </table:table-cell>
          <table:table-cell/>
          <table:table-cell office:value-type="string">
            <text:p>39º53.015'N</text:p>
          </table:table-cell>
          <table:table-cell office:value-type="string">
            <text:p>004º21.075'W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A19050</text:p>
          </table:table-cell>
          <table:table-cell office:value-type="string">
            <text:p>1 AT RIELVES</text:p>
          </table:table-cell>
          <table:table-cell/>
          <table:table-cell office:value-type="string">
            <text:p>39º57.616'N</text:p>
          </table:table-cell>
          <table:table-cell office:value-type="string">
            <text:p>004º12.001'W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A17064</text:p>
          </table:table-cell>
          <table:table-cell office:value-type="string">
            <text:p>1 AT SOTILLO ADRADA sur</text:p>
          </table:table-cell>
          <table:table-cell/>
          <table:table-cell office:value-type="string">
            <text:p>40º16.049'N</text:p>
          </table:table-cell>
          <table:table-cell office:value-type="string">
            <text:p>004º34.455'W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string">
            <text:p>A09041</text:p>
          </table:table-cell>
          <table:table-cell office:value-type="string">
            <text:p>1 AT TALAVERA GASOLINERA</text:p>
          </table:table-cell>
          <table:table-cell/>
          <table:table-cell office:value-type="string">
            <text:p>40º00.452'N</text:p>
          </table:table-cell>
          <table:table-cell office:value-type="string">
            <text:p>004º49.402'W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string">
            <text:p>A05030</text:p>
          </table:table-cell>
          <table:table-cell office:value-type="string">
            <text:p>1 AT TIETAR</text:p>
          </table:table-cell>
          <table:table-cell/>
          <table:table-cell office:value-type="string">
            <text:p>40º02.503'N</text:p>
          </table:table-cell>
          <table:table-cell office:value-type="string">
            <text:p>005º28.442'W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A31046</text:p>
          </table:table-cell>
          <table:table-cell office:value-type="string">
            <text:p>1 AT VALVERDE VERA</text:p>
          </table:table-cell>
          <table:table-cell/>
          <table:table-cell office:value-type="string">
            <text:p>40º05.882'N</text:p>
          </table:table-cell>
          <table:table-cell office:value-type="string">
            <text:p>005º29.648'W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A16048</text:p>
          </table:table-cell>
          <table:table-cell office:value-type="string">
            <text:p>1 AT VELADA DEPOSITO</text:p>
          </table:table-cell>
          <table:table-cell/>
          <table:table-cell office:value-type="string">
            <text:p>39º59.343'N</text:p>
          </table:table-cell>
          <table:table-cell office:value-type="string">
            <text:p>004º57.971'W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string">
            <text:p>B26076</text:p>
          </table:table-cell>
          <table:table-cell office:value-type="string">
            <text:p>1 CAMPO FUTBOL</text:p>
          </table:table-cell>
          <table:table-cell/>
          <table:table-cell office:value-type="string">
            <text:p>40º14.247'N</text:p>
          </table:table-cell>
          <table:table-cell office:value-type="string">
            <text:p>004º55.259'W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B19051</text:p>
          </table:table-cell>
          <table:table-cell office:value-type="string">
            <text:p>1 CASAVIEJA GASOLINERA</text:p>
          </table:table-cell>
          <table:table-cell/>
          <table:table-cell office:value-type="string">
            <text:p>40º17.197'N</text:p>
          </table:table-cell>
          <table:table-cell office:value-type="string">
            <text:p>004º43.605'W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B98051</text:p>
          </table:table-cell>
          <table:table-cell office:value-type="string">
            <text:p>1 CUEVAS AGUILA</text:p>
          </table:table-cell>
          <table:table-cell/>
          <table:table-cell office:value-type="string">
            <text:p>40º10.467'N</text:p>
          </table:table-cell>
          <table:table-cell office:value-type="string">
            <text:p>005º03.172'W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D02100</text:p>
          </table:table-cell>
          <table:table-cell office:value-type="string">
            <text:p>1 DESPEG PB ESTE</text:p>
          </table:table-cell>
          <table:table-cell/>
          <table:table-cell office:value-type="string">
            <text:p>40º15.051'N</text:p>
          </table:table-cell>
          <table:table-cell office:value-type="string">
            <text:p>004º53.338'W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D01125</text:p>
          </table:table-cell>
          <table:table-cell office:value-type="string">
            <text:p>1 DESPEG PB OESTE</text:p>
          </table:table-cell>
          <table:table-cell/>
          <table:table-cell office:value-type="string">
            <text:p>40º15.328'N</text:p>
          </table:table-cell>
          <table:table-cell office:value-type="string">
            <text:p>004º54.372'W</text:p>
          </table:table-cell>
          <table:table-cell office:value-type="float" office:value="1125">
            <text:p>1125</text:p>
          </table:table-cell>
        </table:table-row>
        <table:table-row table:style-name="ro1">
          <table:table-cell office:value-type="string">
            <text:p>D03094</text:p>
          </table:table-cell>
          <table:table-cell office:value-type="string">
            <text:p>1 DESPEG PB SUR</text:p>
          </table:table-cell>
          <table:table-cell/>
          <table:table-cell office:value-type="string">
            <text:p>40º14.630'N</text:p>
          </table:table-cell>
          <table:table-cell office:value-type="string">
            <text:p>004º53.683'W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string">
            <text:p>D11120</text:p>
          </table:table-cell>
          <table:table-cell office:value-type="string">
            <text:p>1 DESPEG PIEDRALAVES</text:p>
          </table:table-cell>
          <table:table-cell/>
          <table:table-cell office:value-type="string">
            <text:p>40º19.606'N</text:p>
          </table:table-cell>
          <table:table-cell office:value-type="string">
            <text:p>004º40.748'W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D08132</text:p>
          </table:table-cell>
          <table:table-cell office:value-type="string">
            <text:p>1 DESPEG REAL S VICENTE</text:p>
          </table:table-cell>
          <table:table-cell/>
          <table:table-cell office:value-type="string">
            <text:p>40º09.284'N</text:p>
          </table:table-cell>
          <table:table-cell office:value-type="string">
            <text:p>004º44.585'W</text:p>
          </table:table-cell>
          <table:table-cell office:value-type="float" office:value="1320">
            <text:p>1320</text:p>
          </table:table-cell>
        </table:table-row>
        <table:table-row table:style-name="ro1">
          <table:table-cell office:value-type="string">
            <text:p>B58066</text:p>
          </table:table-cell>
          <table:table-cell office:value-type="string">
            <text:p>1 GUISANDO CRUCE</text:p>
          </table:table-cell>
          <table:table-cell/>
          <table:table-cell office:value-type="string">
            <text:p>40º11.529'N</text:p>
          </table:table-cell>
          <table:table-cell office:value-type="string">
            <text:p>005º07.292'W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B24069</text:p>
          </table:table-cell>
          <table:table-cell office:value-type="string">
            <text:p>1 HIGUERA DUEÑAS pueblo</text:p>
          </table:table-cell>
          <table:table-cell/>
          <table:table-cell office:value-type="string">
            <text:p>40º14.321'N</text:p>
          </table:table-cell>
          <table:table-cell office:value-type="string">
            <text:p>004º36.201'W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string">
            <text:p>B14040</text:p>
          </table:table-cell>
          <table:table-cell office:value-type="string">
            <text:p>1 LA HIGUERILLA</text:p>
          </table:table-cell>
          <table:table-cell/>
          <table:table-cell office:value-type="string">
            <text:p>40º11.131'N</text:p>
          </table:table-cell>
          <table:table-cell office:value-type="string">
            <text:p>004º59.815'W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B08044</text:p>
          </table:table-cell>
          <table:table-cell office:value-type="string">
            <text:p>1 LANZAHITA FRONTON</text:p>
          </table:table-cell>
          <table:table-cell/>
          <table:table-cell office:value-type="string">
            <text:p>40º12.350'N</text:p>
          </table:table-cell>
          <table:table-cell office:value-type="string">
            <text:p>004º55.789'W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B42040</text:p>
          </table:table-cell>
          <table:table-cell office:value-type="string">
            <text:p>1 MADRIGAL VERA</text:p>
          </table:table-cell>
          <table:table-cell/>
          <table:table-cell office:value-type="string">
            <text:p>40º08.947'N</text:p>
          </table:table-cell>
          <table:table-cell office:value-type="string">
            <text:p>005º20.401'W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B60130</text:p>
          </table:table-cell>
          <table:table-cell office:value-type="string">
            <text:p>1 MIJARES</text:p>
          </table:table-cell>
          <table:table-cell/>
          <table:table-cell office:value-type="string">
            <text:p>40º17.458'N</text:p>
          </table:table-cell>
          <table:table-cell office:value-type="string">
            <text:p>004º49.409'W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B09058</text:p>
          </table:table-cell>
          <table:table-cell office:value-type="string">
            <text:p>1 MOMBELTRAN CASTILLO</text:p>
          </table:table-cell>
          <table:table-cell/>
          <table:table-cell office:value-type="string">
            <text:p>40º15.356'N</text:p>
          </table:table-cell>
          <table:table-cell office:value-type="string">
            <text:p>005º01.148'W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B25085</text:p>
          </table:table-cell>
          <table:table-cell office:value-type="string">
            <text:p>1 MONASTERIO SEMIA</text:p>
          </table:table-cell>
          <table:table-cell/>
          <table:table-cell office:value-type="string">
            <text:p>40º18.628'N</text:p>
          </table:table-cell>
          <table:table-cell office:value-type="string">
            <text:p>004º30.906'W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>
            <text:p>B98039</text:p>
          </table:table-cell>
          <table:table-cell office:value-type="string">
            <text:p>1 NAVALCAN</text:p>
          </table:table-cell>
          <table:table-cell/>
          <table:table-cell office:value-type="string">
            <text:p>40º04.160'N</text:p>
          </table:table-cell>
          <table:table-cell office:value-type="string">
            <text:p>005º05.290'W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B09028</text:p>
          </table:table-cell>
          <table:table-cell office:value-type="string">
            <text:p>1 NAVALMORAL GASOLINERA</text:p>
          </table:table-cell>
          <table:table-cell/>
          <table:table-cell office:value-type="string">
            <text:p>39º54.254'N</text:p>
          </table:table-cell>
          <table:table-cell office:value-type="string">
            <text:p>005º41.512'W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B98040</text:p>
          </table:table-cell>
          <table:table-cell office:value-type="string">
            <text:p>1 PARRILLAS</text:p>
          </table:table-cell>
          <table:table-cell/>
          <table:table-cell office:value-type="string">
            <text:p>40º03.490'N</text:p>
          </table:table-cell>
          <table:table-cell office:value-type="string">
            <text:p>005º03.420'W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B44055</text:p>
          </table:table-cell>
          <table:table-cell office:value-type="string">
            <text:p>1 PB BASURERO</text:p>
          </table:table-cell>
          <table:table-cell/>
          <table:table-cell office:value-type="string">
            <text:p>40º13.881'N</text:p>
          </table:table-cell>
          <table:table-cell office:value-type="string">
            <text:p>004º54.071'W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B33082</text:p>
          </table:table-cell>
          <table:table-cell office:value-type="string">
            <text:p>1 PB IGLESIA</text:p>
          </table:table-cell>
          <table:table-cell/>
          <table:table-cell office:value-type="string">
            <text:p>40º14.478'N</text:p>
          </table:table-cell>
          <table:table-cell office:value-type="string">
            <text:p>004º54.935'W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string">
            <text:p>B61120</text:p>
          </table:table-cell>
          <table:table-cell office:value-type="string">
            <text:p>1 PIEDRALAVES</text:p>
          </table:table-cell>
          <table:table-cell/>
          <table:table-cell office:value-type="string">
            <text:p>40º19.546'N</text:p>
          </table:table-cell>
          <table:table-cell office:value-type="string">
            <text:p>004º43.418'W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B27070</text:p>
          </table:table-cell>
          <table:table-cell office:value-type="string">
            <text:p>1 S MARTIN VALDEIGLESIAS</text:p>
          </table:table-cell>
          <table:table-cell/>
          <table:table-cell office:value-type="string">
            <text:p>40º21.503'N</text:p>
          </table:table-cell>
          <table:table-cell office:value-type="string">
            <text:p>004º24.595'W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string">
            <text:p>B01029</text:p>
          </table:table-cell>
          <table:table-cell office:value-type="string">
            <text:p>1 TALAYUELA</text:p>
          </table:table-cell>
          <table:table-cell/>
          <table:table-cell office:value-type="string">
            <text:p>39º59.095'N</text:p>
          </table:table-cell>
          <table:table-cell office:value-type="string">
            <text:p>005º36.355'W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B29065</text:p>
          </table:table-cell>
          <table:table-cell office:value-type="string">
            <text:p>1 TIEMBLO CRUCE</text:p>
          </table:table-cell>
          <table:table-cell/>
          <table:table-cell office:value-type="string">
            <text:p>40º20.820'N</text:p>
          </table:table-cell>
          <table:table-cell office:value-type="string">
            <text:p>004º26.605'W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B16038</text:p>
          </table:table-cell>
          <table:table-cell office:value-type="string">
            <text:p>1 TIETAR PUENTE</text:p>
          </table:table-cell>
          <table:table-cell/>
          <table:table-cell office:value-type="string">
            <text:p>40º09.299'N</text:p>
          </table:table-cell>
          <table:table-cell office:value-type="string">
            <text:p>005º01.153'W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string">
            <text:p>B05072</text:p>
          </table:table-cell>
          <table:table-cell office:value-type="string">
            <text:p>1 TORRE INCENDIOS</text:p>
          </table:table-cell>
          <table:table-cell/>
          <table:table-cell office:value-type="string">
            <text:p>40º16.090'N</text:p>
          </table:table-cell>
          <table:table-cell office:value-type="string">
            <text:p>004º50.658'W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string">
            <text:p>B28050</text:p>
          </table:table-cell>
          <table:table-cell office:value-type="string">
            <text:p>1 VILLA PRADO</text:p>
          </table:table-cell>
          <table:table-cell/>
          <table:table-cell office:value-type="string">
            <text:p>40º16.734'N</text:p>
          </table:table-cell>
          <table:table-cell office:value-type="string">
            <text:p>004º17.710'W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A28079</text:p>
          </table:table-cell>
          <table:table-cell office:value-type="string">
            <text:p>5 AT CEBREROS</text:p>
          </table:table-cell>
          <table:table-cell/>
          <table:table-cell office:value-type="string">
            <text:p>40º26.928'N</text:p>
          </table:table-cell>
          <table:table-cell office:value-type="string">
            <text:p>004º28.710'W</text:p>
          </table:table-cell>
          <table:table-cell office:value-type="float" office:value="790">
            <text:p>790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7/02/2012</text:date>, <text:time>15:16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7T15:02:08</meta:creation-date>
    <dc:date>2012-02-07T15:16:57</dc:date>
    <meta:editing-duration>PT00H14M51S</meta:editing-duration>
    <meta:editing-cycles>1</meta:editing-cycles>
    <meta:document-statistic meta:table-count="3" meta:cell-count="295" meta:object-count="0"/>
    <meta:generator>OpenOffice.org/3.2$Linux OpenOffice.org_project/320m12$Build-9483</meta:generator>
  </office:meta>
</office:document-meta>
</file>